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24pt" style:font-size-asian="24pt" style:font-name-complex="Times New Roman1" style:font-size-complex="24pt"/>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4" style:family="paragraph" style:parent-style-name="Standard">
      <style:text-properties style:font-name="Times New Roman" fo:font-size="16pt" style:font-size-asian="16pt" style:font-name-complex="Times New Roman1" style:font-size-complex="16pt"/>
    </style:style>
    <style:style style:name="P5" style:family="paragraph" style:parent-style-name="Standard">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text-properties style:font-name="Times New Roman" fo:font-size="12pt" style:font-size-asian="12pt" style:font-name-complex="Times New Roman1" style:font-size-complex="12pt"/>
    </style:style>
    <style:style style:name="P7" style:family="paragraph" style:parent-style-name="Standard" style:master-page-name="Standard">
      <style:paragraph-properties style:page-number="auto"/>
    </style:style>
    <style:style style:name="P8" style:family="paragraph" style:parent-style-name="List_20_Paragraph" style:list-style-name="WWNum1"/>
    <style:style style:name="P9" style:family="paragraph" style:parent-style-name="List_20_Paragraph">
      <style:text-properties style:font-name="Times New Roman" fo:font-size="16pt" style:font-size-asian="16pt" style:font-name-complex="Times New Roman1" style:font-size-complex="16pt"/>
    </style:style>
    <style:style style:name="P10" style:family="paragraph" style:parent-style-name="List_20_Paragraph">
      <style:text-properties style:font-name="Times New Roman" fo:font-size="12pt" style:font-size-asian="12pt" style:font-name-complex="Times New Roman1" style:font-size-complex="12pt"/>
    </style:style>
    <style:style style:name="T1" style:family="text">
      <style:text-properties style:font-name="Times New Roman" fo:font-size="24pt" style:font-size-asian="24pt" style:font-name-complex="Times New Roman1" style:font-size-complex="24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6pt" style:font-size-asian="16pt" style:font-name-complex="Times New Roman1"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s text:c="23"/>Projet d’ISN : Escape</text:span></text:p>
      <text:p text:style-name="P1"/>
      <text:p text:style-name="P2"/>
      <text:p text:style-name="P2"/>
      <text:p text:style-name="P2"/>
      <text:p text:style-name="Standard"><text:span text:style-name="T2"><text:s text:c="33"/></text:span></text:p>
      <text:p text:style-name="Standard"><text:span text:style-name="T2">Antoine ABADIE <text:s text:c="110"/>TS2 <text:s text:c="8"/></text:span></text:p>
      <text:p text:style-name="Standard"><text:span text:style-name="T2">Romain THEVENON</text:span></text:p>
      <text:p text:style-name="Standard"><text:span text:style-name="T2">Pierrick CHAUVET <text:s text:c="17"/></text:span></text:p>
      <text:p text:style-name="P2"/>
      <text:p text:style-name="Standard"><text:span text:style-name="T2">Nous commençons dans un labyrinthe, le but est de trouver la porte qui est situé sur le coté haut ou sur le coté droit du labyrinthe.</text:span></text:p>
      <text:p text:style-name="P3"/>
      <text:p text:style-name="Standard"><text:span text:style-name="T2">En fonction du niveau sélectionné un nombre de monstres sera sélectionné : 1 pour Easy, 2 <text:s text:c="4"/>pour Medium, et 3 pour Hard. Un fouet sera à votre disposition afin de tuer les monstres. Ces monstres vous tueront en un coup. Les monstres peuvent aller à n’importe quel endroit et il passe a travers les murs. Ces monstres vont vous suivre si vous êtes situés trop près d’eux.</text:span></text:p>
      <text:p text:style-name="P3"/>
      <text:p text:style-name="Standard"><text:span text:style-name="T2">Les touches directionnelles qui sont les flèches situés en bas à droite permettront de diriger votre personnage. La touche espace vous permettra d’activer votre fouet.</text:span></text:p>
      <text:p text:style-name="Standard"><text:span text:style-name="T2">Si vous gagnez un message s’affichera : You escaped. Si vous perdez le message Game Over s’affichera.</text:span></text:p>
      <text:p text:style-name="P3"/>
      <text:list xml:id="list6744236178480459980" text:style-name="WWNum1">
        <text:list-item>
          <text:p text:style-name="P8"><text:span text:style-name="T3">Cahier des charges :</text:span></text:p>
        </text:list-item>
      </text:list>
      <text:p text:style-name="P5"><text:span text:style-name="T2">Notre but était de réaliser un jeu inspiré de gauntlet :</text:span></text:p>
      <text:p text:style-name="P6"/>
      <text:p text:style-name="P5"><text:span text:style-name="T2">Notre jeu se devait d’être légal que ce soit au niveau des images utilisés ou de la musique utilisé pour notre jeu. Pour cela nous nous sommes rendus sur plusieurs sites permettant le partage des images et de la musique tout en conservant la légalité.</text:span></text:p>
      <text:p text:style-name="P6"/>
      <text:p text:style-name="P5"><text:span text:style-name="T2">Nos objectifs était un jeu simple consistant à trouver une porte dans un labyrinthe tout en insérant des monstres, des images, et une musique afin qu’il soit plus attractif.</text:span></text:p>
      <text:p text:style-name="P6"><text:soft-page-break/></text:p>
      <text:p text:style-name="P5"><text:span text:style-name="T2">Nous nous sommes appuyés sur les idées de chacun et du <text:s/>jeu gauntlet.</text:span></text:p>
      <text:p text:style-name="P4"/>
      <text:list xml:id="list40527098" text:continue-numbering="true" text:style-name="WWNum1">
        <text:list-item>
          <text:p text:style-name="P8"><text:span text:style-name="T3"><text:s/>A propos de notre programme :</text:span></text:p>
        </text:list-item>
      </text:list>
      <text:p text:style-name="P9"/>
      <text:p text:style-name="Standard"><text:span text:style-name="T2">Nous avons utilisé le langage python combiné avec Tkinter pour notre jeu et Pygame pour la musique. Nous avons utilisé un ordinateur sous Windows et le logiciel Python 2.5.7.1. Pour nous renseigné nous avons beaucoup cherché sur internet notamment avec le site openclassrooms et développez.com. Les professeurs ont été aussi une source d’aide et d’idée afin d’améliorer notre programme</text:span></text:p>
      <text:p text:style-name="P10"/>
      <text:p text:style-name="P4"/>
      <text:p text:style-name="P4"/>
      <text:p text:style-name="P4"/>
      <text:p text:style-name="Standard"><text:span text:style-name="T3"><text:s text:c="5"/></text:span></text:p>
      <text:p text:style-name="P6"/>
      <text:p text:style-name="P6"/>
      <text:p text:style-name="P6"/>
      <text:p text:style-name="P10"/>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Standard"><text:span text:style-name="T2">Afin de pouvoir communiquer nous nous tenions au courant selon différents moyens : les rencontres qu’elle se fasse dans où à l’extérieur du cours d’ISN. Le second moyen fut les mails afin de pouvoir s’envoyer les mises à jours du programme et du doss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fr" style:country-asian="F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fr" style:country-asian="FR"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fo:line-height="108%" fo:orphans="2" fo:widows="2" style:writing-mode="lr-tb"/>
      <style:text-properties style:use-window-font-color="true" style:language-asian="en" style:country-asian="US" style:font-name-complex="Calibr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Projet d’ISN : Escape</dc:title>
    <meta:initial-creator>antoine abadie</meta:initial-creator>
    <dc:creator>admin.profil</dc:creator>
    <meta:editing-cycles>2</meta:editing-cycles>
    <meta:creation-date>2014-05-13T12:33:00</meta:creation-date>
    <dc:date>2014-05-13T12:33:00</dc:date>
    <meta:editing-duration>PT2S</meta:editing-duration>
    <meta:generator>OpenOffice/4.0.1$Win32 OpenOffice.org_project/401m5$Build-9714</meta:generator>
    <meta:document-statistic meta:table-count="0" meta:image-count="0" meta:object-count="0" meta:page-count="3" meta:paragraph-count="18" meta:word-count="359" meta:character-count="2283"/>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 xlink:href=""/>
  </office:meta>
</office:document-meta>
</file>